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0.95cm" fo:min-width="3.385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374cm" fo:min-width="1.124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912cm" fo:min-width="2.201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0.598cm" fo:min-width="2.386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0.851cm" fo:min-width="1.59cm"/>
    </style:style>
    <style:style style:name="gr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8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85cm" svg:height="1.2cm" svg:x="3.822cm" svg:y="4.413cm">
          <text:p text:style-name="P1">Generato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2" draw:layer="layout" svg:width="2.3cm" svg:height="2.3cm" svg:x="4.246cm" svg:y="7.19cm">
          <text:p text:style-name="P1">Lo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2.7cm" svg:height="2.2cm" svg:x="4.067cm" svg:y="11.188cm">
          <draw:glue-point draw:id="9" svg:x="-2.777cm" svg:y="4.545cm"/>
          <draw:glue-point draw:id="10" svg:x="3.148cm" svg:y="4.545cm"/>
          <text:p text:style-name="P1">Stor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3.2cm" svg:height="1.2cm" svg:x="9.967cm" svg:y="4.447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draw:layer="layout" svg:width="3.5cm" svg:height="1.1cm" svg:x="9.721cm" svg:y="7.655cm">
          <text:p text:style-name="P1">Link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3" draw:layer="layout" draw:type="curve" svg:x1="9.454cm" svg:y1="12.635cm" svg:x2="13.705cm" svg:y2="12.635cm" svg:d="M9454 12635h4251" svg:viewBox="0 0 4252 1">
          <text:p/>
        </draw:connector>
        <draw:frame draw:style-name="gr7" draw:text-style-name="P4" draw:layer="layout" svg:width="4.103cm" svg:height="0.832cm" svg:x="9.543cm" svg:y="11.506cm">
          <draw:text-box>
            <text:p text:style-name="P1">Custom constrai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2:39:41.957717080</dc:date>
    <meta:editing-duration>PT20H59M18S</meta:editing-duration>
    <meta:editing-cycles>37</meta:editing-cycles>
    <dc:creator>Barry McMullin</dc:creator>
    <meta:document-statistic meta:object-count="7"/>
  </office:meta>
</office:document-meta>
</file>